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Yantramanav" svg:font-family="Yantramanav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color="#800000"/>
    </style:style>
    <style:style style:name="T1" style:family="text">
      <style:text-properties fo:font-variant="normal" fo:text-transform="none" style:font-name="Yantramanav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éférence : GDWFSHTMLCSSBOOTEXAIII1B_284582_20220829144921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Yantramanav" svg:font-family="Yantramanav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8-29T13:52:03.80</meta:creation-date>
    <dc:date>2022-08-29T16:22:53.47</dc:date>
    <meta:editing-duration>PT1M17S</meta:editing-duration>
    <meta:editing-cycles>3</meta:editing-cycles>
    <meta:generator>OpenOffice/4.1.8$Win32 OpenOffice.org_project/418m3$Build-9803</meta:generator>
    <meta:document-statistic meta:table-count="0" meta:image-count="0" meta:object-count="0" meta:page-count="1" meta:paragraph-count="1" meta:word-count="3" meta:character-count="59"/>
  </office:meta>
</office:document-meta>
</file>